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Preformatted_20_Text" style:list-style-name="L3"/>
    <style:style style:name="P10" style:family="paragraph" style:parent-style-name="Preformatted_20_Text" style:list-style-name="L5"/>
    <style:style style:name="P11" style:family="paragraph" style:parent-style-name="Preformatted_20_Text" style:list-style-name="L6"/>
    <style:style style:name="P12" style:family="paragraph" style:parent-style-name="Preformatted_20_Text">
      <style:paragraph-properties fo:margin-top="0cm" fo:margin-bottom="0.499cm" style:contextual-spacing="false"/>
    </style:style>
    <style:style style:name="P13" style:family="paragraph" style:parent-style-name="Preformatted_20_Text" style:list-style-name="L3">
      <style:paragraph-properties fo:margin-top="0cm" fo:margin-bottom="0.499cm" style:contextual-spacing="false"/>
    </style:style>
    <style:style style:name="P14" style:family="paragraph" style:parent-style-name="Preformatted_20_Text" style:list-style-name="L5">
      <style:paragraph-properties fo:margin-top="0cm" fo:margin-bottom="0.499cm" style:contextual-spacing="false"/>
    </style:style>
    <style:style style:name="P15" style:family="paragraph" style:parent-style-name="Preformatted_20_Text" style:list-style-name="L6">
      <style:paragraph-properties fo:margin-top="0cm" fo:margin-bottom="0.499cm" style:contextual-spacing="false"/>
    </style:style>
    <style:style style:name="T1" style:family="text">
      <style:text-properties style:text-position="33% 8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O AES é uma primitiva criptográfica destinada a compor sistemas de cifragem e decifragem simétrica (i.e. mesma chave para cifrar e decifrar). É uma cifra de bloco, ou seja, opera em blocos de tamanho fixo (128 bits, ou 16 bytes). Como toda cifra de bloco, pode ser transformada numa <text:a xlink:type="simple" xlink:href="http://pt.wikipedia.org/wiki/Cifra_de_fluxo">cifra de fluxo</text:a> (de modo a operar em dados de tamanho arbitrário) através de um <text:a xlink:type="simple" xlink:href="http://pt.wikipedia.org/wiki/Modo_de_operação_%28criptografia%29">modo de operação</text:a>, mas isso não vem ao caso aqui. Pode trabalhar com chaves de 128, 192 ou 256 bits (o algoritmo Rijndael, que originou o AES, permite mais tamanhos de chaves).</text:p>
      <text:p text:style-name="Text_20_body">Em outras palavras, é um algoritmo cuja função direta (cifragem) recebe como entradas um bloco de 128 bits (a mensagem) e uma chave do tamanho escolhido, e devolve uma saída também de 128 bits (a cifra). A função inversa (decifragem) recebe como entrada um bloco de 128 bits (a cifra) e devolve como saída um bloco de 128 bits. Se a chave for a chave correta, essa saída será idêntica à mensagem original.</text:p>
      <text:p text:style-name="Text_20_body">O objetivo de uma cifra bem sucedida é que seja impraticável se descobrir a mensagem original caso somente se possua a mensagem cifrada, mas não a chave de criptografia. Para isso, busca-se minimizar qualquer correlação visível entre a entrada e a saída, de modo que a mesma (e/ou a chave) possa ser deduzida simplesmente observando-se um número muito grande de cifras (ou de pares mensagem/cifra). Para isso, usa-se uma série de "rodadas" (ou <text:span text:style-name="Emphasis">rounds</text:span>) em que os bytes sofrem transformações não lineares, porém reversíveis (i.e. para decifrar, simplesmente se executa o inverso das mesmas operações, em ordem inversa).</text:p>
      <text:h text:style-name="Heading_20_1" text:outline-level="1">Corpos Finitos</text:h>
      <text:p text:style-name="Text_20_body">Todas as operações no AES tratam os bytes de entrada como um <text:a xlink:type="simple" xlink:href="http://pt.wikipedia.org/wiki/Corpo_finito">corpo finito</text:a> (<text:span text:style-name="Emphasis">finite fields</text:span>, ou <text:span text:style-name="Emphasis">Galois fields</text:span>) em 2<text:span text:style-name="T1">8</text:span>. Isso significa que:</text:p>
      <text:list xml:id="list4536211251991218108" text:style-name="L1">
        <text:list-item>
          <text:p text:style-name="P7">Há um conjunto <text:span text:style-name="Source_20_Text">[0,255]</text:span> (que são todos os valores possíveis para um byte) e um desses elementos é chamado "zero" (no caso, o próprio <text:span text:style-name="Source_20_Text">0</text:span>); </text:p>
        </text:list-item>
        <text:list-item>
          <text:p text:style-name="P7">Há uma operação, que chamaremos de "adição", que se aplica a quaisquer dois elementos nesse conjunto e cujo resultado também é um elemento desse conjunto. Essa operação precisa ser associativa, comutativa, possuir elemento neutro, e cada elemento deve ter um inverso; </text:p>
          <text:list>
            <text:list-item>
              <text:p text:style-name="P7">Nesse caso, definimos a "adição" como o "OU exclusivo" - XOR. </text:p>
            </text:list-item>
          </text:list>
        </text:list-item>
        <text:list-item>
          <text:p text:style-name="P7">Há uma operação, que chamaremos de "multiplicação", com características semelhantes à "adição". Exceto pelo elemento "zero", que não tem inverso (e o elemento neutro da multiplicação é chamado de "um"). A multiplicação também precisa ser distributiva em relação à adição. </text:p>
          <text:list>
            <text:list-item>
              <text:p text:style-name="P1">A "multiplicação" será definida adiante. </text:p>
            </text:list-item>
          </text:list>
        </text:list-item>
      </text:list>
      <text:p text:style-name="Text_20_body">Para quem não tem experiência com matemática, é bom frisar que estamos <text:span text:style-name="Strong_20_Emphasis">definindo</text:span> "adição", "multiplicação", "zero" e "um" - esses nomes não têm necessariamente nada a ver com as operações aritméticas usuais que fazemos no conjunto dos números Naturais ou Reais (os Naturais ou Inteiros, por exemplo, não formam corpos com o <text:span text:style-name="Source_20_Text">+</text:span> e <text:span text:style-name="Source_20_Text">*</text:span> usuais, pois não existe <text:span text:style-name="Source_20_Text">x</text:span> dentro desses conjuntos tal que <text:span text:style-name="Source_20_Text">2*x=1</text:span>; os Reais formam um corpo, só que infinito). Não há "subtração", "divisão", etc.</text:p>
      <text:p text:style-name="Text_20_body">A adição, como já foi dito, foi definida como sendo o XOR. A multiplicação é mais complexa: <text:soft-page-break/>primeiro trate cada operando como se fosse um polinômio com base na sua representação binária (ex.: <text:span text:style-name="Source_20_Text">6</text:span> - <text:span text:style-name="Source_20_Text">110</text:span> - vira <text:span text:style-name="Source_20_Text">x^2 + x</text:span>, e <text:span text:style-name="Source_20_Text">11</text:span> - <text:span text:style-name="Source_20_Text">1011</text:span> - vira <text:span text:style-name="Source_20_Text">x^3 + x + 1</text:span>), multiplique-os, depois divida o resultado por um "agente redutor". O resto da divisão (interpretado novamente como um número) será então o resultado da multiplicação. No caso do AES, o agente redutor escolhido foi:</text:p>
      <text:p text:style-name="P12"><text:span text:style-name="Source_20_Text">x^8 + x^4 + x^3 + x + 1</text:span></text:p>
      <text:p text:style-name="Text_20_body">De modo que multiplicar <text:span text:style-name="Source_20_Text">6</text:span> por <text:span text:style-name="Source_20_Text">11</text:span> é o mesmo que fazer</text:p>
      <text:p text:style-name="Preformatted_20_Text"><text:span text:style-name="Source_20_Text">(x^2 + x)*(x^3 + x + 1) mod (x^8 + x^4 + x^3 + x + 1)</text:span></text:p>
      <text:p text:style-name="Preformatted_20_Text"><text:span text:style-name="Source_20_Text">=[(x^5 + x^3 + x^2) + (x^4 + x^2 + x)] mod (x^8 + x^4 + x^3 + x + 1)</text:span></text:p>
      <text:p text:style-name="Preformatted_20_Text"><text:span text:style-name="Source_20_Text">=(x^5 + x^4 + x^3 + x) mod (x^8 + x^4 + x^3 + x + 1)</text:span></text:p>
      <text:p text:style-name="Preformatted_20_Text"><text:span text:style-name="Source_20_Text">=111010 mod 100011011</text:span></text:p>
      <text:p text:style-name="Preformatted_20_Text"><text:span text:style-name="Source_20_Text">=111010</text:span></text:p>
      <text:p text:style-name="P12"><text:span text:style-name="Source_20_Text">=58</text:span></text:p>
      <text:p text:style-name="Text_20_body">Note que os coeficientes são "somados" usando o XOR, não a soma comum: quando se somou <text:span text:style-name="Source_20_Text">x^2</text:span> com <text:span text:style-name="Source_20_Text">x^2</text:span> o resultado é <text:span text:style-name="Strong_20_Emphasis">zero</text:span>, e não <text:span text:style-name="Source_20_Text">2*x^2</text:span>. Pense nessa soma como <text:span text:style-name="Source_20_Text">1*x^2 + 1*x^2 = (1 xor 1)*x^2 = 0*x^2 = 0</text:span>. O corpo <text:span text:style-name="Source_20_Text">GF(2^8)</text:span> foi construído com base no <text:span text:style-name="Source_20_Text">GF(2)</text:span> (corpo binário, onde a soma é XOR e a multiplicação é AND), de modo que seus polinômios possuem somente <text:span text:style-name="Source_20_Text">0</text:span> ou <text:span text:style-name="Source_20_Text">1</text:span> como coeficientes. Para mais detalhes, a Wikipedia em inglês possui um artigo sobre <text:a xlink:type="simple" xlink:href="http://en.wikipedia.org/wiki/Finite_field_arithmetic">aritmética em corpos finitos</text:a>, inclusive uma subseção específica sobre o Rijndael.</text:p>
      <text:p text:style-name="Text_20_body">A Wikipedia possui um <text:a xlink:type="simple" xlink:href="http://en.wikipedia.org/wiki/Finite_field_arithmetic#Rijndael.27s_finite_field">algoritmo simplificado</text:a> que é equivalente a essa multiplicação de polinômios, porém bem menos custosa (veja no final da seção).</text:p>
      <text:p text:style-name="Text_20_body">Ou seja, uma implementação [não otimizada] do AES poderia por exemplo criar um tipo de dado distinto para representar cada byte das entradas/saídas/chaves e dar sua própria implementação da "adição" e "multiplicação" (sobrecarregando as usuais, se a linguagem de programação permitir). Isso simplificaria a lógica, às custas da performance.</text:p>
      <text:p text:style-name="Quotations"><text:span text:style-name="Strong_20_Emphasis"><text:span text:style-name="Emphasis">big disclaimer:</text:span></text:span><text:span text:style-name="Strong_20_Emphasis"> não</text:span> estou sugerindo que leigos implementem AES [para usar na prática] - eu não confio em mim mesmo pra implementar algoritmos criptográficos, muito menos em quem estiver lendo isso... Coloquei isso apenas para fins didáticos, uma implementação real precisa se preocupar inclusive com coisas como <text:a xlink:type="simple" xlink:href="http://en.wikipedia.org/wiki/Side_channel_attack"><text:span text:style-name="Emphasis">side channel attacks</text:span></text:a> (ex.: <text:a xlink:type="simple" xlink:href="http://en.wikipedia.org/wiki/Timing_attack"><text:span text:style-name="Emphasis">timing</text:span></text:a> e <text:a xlink:type="simple" xlink:href="http://en.wikipedia.org/wiki/Differential_fault_analysis"><text:span text:style-name="Emphasis">fault</text:span></text:a>).</text:p>
      <text:list xml:id="list9190364458436687178" text:style-name="L2">
        <text:list-item>
          <text:p text:style-name="P2">Nota: A partir de agora, sempre que eu falar em "adicionar" ou "multiplicar" eu me refiro a operações em GF(2<text:span text:style-name="T1">8</text:span>), exceto quando houver indicação em contrário. </text:p>
        </text:list-item>
      </text:list>
      <text:h text:style-name="Heading_20_1" text:outline-level="1">Rijndael S-Box</text:h>
      <text:p text:style-name="Text_20_body">Com base nessa aritmética em corpo finito, foi concebida uma tabela de consulta (<text:span text:style-name="Emphasis">lookup table</text:span>) chamada <text:a xlink:type="simple" xlink:href="http://en.wikipedia.org/wiki/Rijndael_S-box">Rijndael S-Box</text:a>, destinada a transformar um byte em outro diferente, de uma forma não linear. Duas tabelas são usadas: uma para a função direta e outra pra inversa.</text:p>
      <text:list xml:id="list2041714876439387835" text:style-name="L3">
        <text:list-item>
          <text:p text:style-name="P3">Em primeiro lugar, calcula-se o inverso multiplicativo do byte (i.e. um byte tal que multiplicado por ele resulta em "um"). O zero não tem inverso, então ele mapeia pra zero mesmo.</text:p>
        </text:list-item>
        <text:list-item>
          <text:p text:style-name="P3"><text:soft-page-break/>Em seguida, os oito bits do resultado são submetidos a uma <text:a xlink:type="simple" xlink:href="http://pt.wikipedia.org/wiki/Transformação_afim">transformação afim</text:a>, para tornar o método mais resistente contra <text:a xlink:type="simple" xlink:href="http://en.citizendium.org/wiki/Algebraic_attack">ataques algébricos</text:a>:</text:p>
          <text:p text:style-name="P9"><text:span text:style-name="Source_20_Text">[1 0 0 0 1 1 1 1][b0] <text:s text:c="2"/>[1]</text:span></text:p>
          <text:p text:style-name="P9"><text:span text:style-name="Source_20_Text">[1 1 0 0 0 1 1 1][b1] <text:s text:c="2"/>[1]</text:span></text:p>
          <text:p text:style-name="P9"><text:span text:style-name="Source_20_Text">[1 1 1 0 0 0 1 1][b2] <text:s text:c="2"/>[0]</text:span></text:p>
          <text:p text:style-name="P9"><text:span text:style-name="Source_20_Text">[1 1 1 1 0 0 0 1][b3] + [0]</text:span></text:p>
          <text:p text:style-name="P9"><text:span text:style-name="Source_20_Text">[1 1 1 1 1 0 0 0][b4] <text:s text:c="2"/>[0]</text:span></text:p>
          <text:p text:style-name="P9"><text:span text:style-name="Source_20_Text">[0 1 1 1 1 1 0 0][b5] <text:s text:c="2"/>[1]</text:span></text:p>
          <text:p text:style-name="P9"><text:span text:style-name="Source_20_Text">[0 0 1 1 1 1 1 0][b6] <text:s text:c="2"/>[1]</text:span></text:p>
          <text:p text:style-name="P13"><text:span text:style-name="Source_20_Text">[0 0 0 1 1 1 1 1][b7] <text:s text:c="2"/>[0]</text:span></text:p>
        </text:list-item>
      </text:list>
      <text:p text:style-name="Text_20_body">Essa tabela foi projetada com o objetivo de ser resistente à criptanálise <text:a xlink:type="simple" xlink:href="http://en.wikipedia.org/wiki/Linear_cryptanalysis">linear</text:a> ou <text:a xlink:type="simple" xlink:href="http://en.wikipedia.org/wiki/Differential_cryptanalysis">diferencial</text:a>, e permitindo a substituição da transformação afim por outra caso se descubra algum <text:span text:style-name="Emphasis">backdoor</text:span> no futuro. Para efeitos práticos, é uma função invertível cuja saída não se assemelha em nada à entrada (i.e. pequenas alterações na entrada produzem diferenças aparentemente aleatórias na saída).</text:p>
      <text:h text:style-name="Heading_20_1" text:outline-level="1">Expansão da Chave</text:h>
      <text:p text:style-name="Text_20_body">Como foi dito, o AES possui várias rodadas de cálculo, que parte da mensagem original, aplica uma série de transformações na mesma, e chega ao resultado final (a cifra). Chamarei os dados sendo trabalhados de "estado" (<text:span text:style-name="Emphasis">state</text:span>):</text:p>
      <text:p text:style-name="Preformatted_20_Text"><text:span text:style-name="Source_20_Text">estado = mensagem</text:span></text:p>
      <text:p text:style-name="Preformatted_20_Text"><text:span text:style-name="Source_20_Text">estado = round(estado)</text:span></text:p>
      <text:p text:style-name="Preformatted_20_Text"><text:span text:style-name="Source_20_Text">estado = round(estado)</text:span></text:p>
      <text:p text:style-name="Preformatted_20_Text"><text:span text:style-name="Source_20_Text">estado = round(estado)</text:span></text:p>
      <text:p text:style-name="Preformatted_20_Text"><text:span text:style-name="Source_20_Text">...</text:span></text:p>
      <text:p text:style-name="Preformatted_20_Text"><text:span text:style-name="Source_20_Text">estado = round(estado)</text:span></text:p>
      <text:p text:style-name="P12"><text:span text:style-name="Source_20_Text">cifra = estado</text:span></text:p>
      <text:p text:style-name="Text_20_body">Em cada estado, não se usa a chave original de criptografia, mas sim uma série de chaves derivada da mesma. Essa derivação usa um algoritmo chamado <text:a xlink:type="simple" xlink:href="http://en.wikipedia.org/wiki/Rijndael_key_schedule">Rijndael Key Schedule</text:a>, e é complexo por si só para ser totalmente explicado aqui (apesar da <text:a xlink:type="simple" xlink:href="https://github.com/bitwiseshiftleft/sjcl/blob/master/core/aes.js">implementação ser aparentemente curta</text:a>). Darei apenas uma visão geral, portanto:</text:p>
      <text:list xml:id="list4597161106368930146" text:style-name="L4">
        <text:list-item>
          <text:p text:style-name="P8">O AES opera em blocos de 128 bits, como visto, mas usa chaves de 128, 192 ou 256 bits; o algoritmo de expansão de chaves produz portanto um conjunto de sub-chaves de 128 bits - uma para cada <text:span text:style-name="Emphasis">round</text:span> do algoritmo (que por sinal também depende do tamanho da chave: são 10, 12 ou 14 rounds, respectivamente). </text:p>
        </text:list-item>
        <text:list-item>
          <text:p text:style-name="P8">Partindo-se da chave original, é feita uma série de operações envolvendo a rotação (<text:span text:style-name="Emphasis">shift</text:span>) dos últimos 4 bytes, sua transformação conforme o S-Box, e a adição com uma potência de 2. Há uma pequena variação nas etapas conforme o tamanho de chave utilizado. </text:p>
          <text:list>
            <text:list-item>
              <text:p text:style-name="P8">Por "potência de 2", me refiro a 2 multiplicado por si mesmo N vezes, em GF(2<text:span text:style-name="T1">8</text:span>). Como se pode ver <text:a xlink:type="simple" xlink:href="http://en.wikipedia.org/wiki/Rijndael_key_schedule#Rcon">nessa tabela</text:a>, os valores são bem diferentes da aritmética em números inteiros. </text:p>
            </text:list-item>
          </text:list>
        </text:list-item>
        <text:list-item>
          <text:p text:style-name="P4">Uma vez que se produziu bytes suficientes para todos os <text:span text:style-name="Emphasis">rounds</text:span> do algoritmo, conclui-se a expansão da chave. </text:p>
        </text:list-item>
      </text:list>
      <text:h text:style-name="Heading_20_1" text:outline-level="1"><text:soft-page-break/>Rodadas</text:h>
      <text:p text:style-name="Text_20_body">O algoritmo funciona em rodadas, ou <text:span text:style-name="Emphasis">rounds</text:span>, de modo que em cada uma delas uma série de operações reversíveis é feita em cima do estado. O objetivo é que cada byte da entrada seja "combinado" com vários bytes da chave, de modo que pequenas alterações tanto na chave quanto na mensagem provoquem mudanças significativas na cifra (ver <text:a xlink:type="simple" xlink:href="http://en.wikipedia.org/w/index.php?title=Confusion_and_diffusion"><text:span text:style-name="Emphasis">confusion and diffusion</text:span></text:a>). Em outras palavras, se quer evitar que parte da cifra dependa somente de parte da chave, o que permitiria quebrar o problema de decifrar uma chave grande em se decifrar várias chaves menores (o que poderia ser feito por força bruta).</text:p>
      <text:p text:style-name="Text_20_body">Nota: os bytes do estado são comumente representados em uma matriz 4x4. Essa matriz é por coluna, não por linha (como na maioria das linguagens de programação populares). Ou seja, os 16 bytes são dispostos da seguinte forma:</text:p>
      <text:p text:style-name="Preformatted_20_Text"><text:span text:style-name="Source_20_Text">b0 <text:s text:c="2"/>b4 <text:s text:c="2"/>b8 <text:s text:c="2"/>b12</text:span></text:p>
      <text:p text:style-name="Preformatted_20_Text"><text:span text:style-name="Source_20_Text">b1 <text:s text:c="2"/>b5 <text:s text:c="2"/>b9 <text:s text:c="2"/>b13</text:span></text:p>
      <text:p text:style-name="Preformatted_20_Text"><text:span text:style-name="Source_20_Text">b2 <text:s text:c="2"/>b6 <text:s text:c="2"/>b10 <text:s/>b14</text:span></text:p>
      <text:p text:style-name="P12"><text:span text:style-name="Source_20_Text">b3 <text:s text:c="2"/>b7 <text:s text:c="2"/>b11 <text:s/>b15</text:span></text:p>
      <text:p text:style-name="Text_20_body">Quando for mencionado "linha" ou "coluna", refere-se aos 4 bytes do estado correspondentes à representação acima.</text:p>
      <text:list xml:id="list7596049842798334829" text:style-name="L5">
        <text:list-item>
          <text:p text:style-name="P5">Na primeira rodada, o estado é adicionado à chave daquela rodada;</text:p>
          <text:p text:style-name="P14"><text:span text:style-name="Source_20_Text">estado = estado ^ chave(0)</text:span></text:p>
        </text:list-item>
        <text:list-item>
          <text:p text:style-name="P5">Nas rodadas subsequentes:</text:p>
          <text:list>
            <text:list-item>
              <text:p text:style-name="P5">cada byte do estado é transformado conforme o S-Box;</text:p>
              <text:p text:style-name="P10"><text:span text:style-name="Source_20_Text">para cada byte b no estado:</text:span></text:p>
              <text:p text:style-name="P14"><text:span text:style-name="Source_20_Text"><text:s text:c="4"/>estado[b] = S(estado[b])</text:span></text:p>
            </text:list-item>
            <text:list-item>
              <text:p text:style-name="P5">Depois as linhas são rotacionadas à esquerda, da seguinte forma:</text:p>
              <text:p text:style-name="P10"><text:span text:style-name="Source_20_Text">a00 a01 a02 a03 <text:s text:c="2"/>&lt;&lt;0 <text:s text:c="2"/>a00 a01 a02 a03</text:span></text:p>
              <text:p text:style-name="P10"><text:span text:style-name="Source_20_Text">a10 a11 a12 a13 <text:s text:c="2"/>&lt;&lt;1 <text:s text:c="2"/>a11 a12 a13 a10</text:span></text:p>
              <text:p text:style-name="P10"><text:span text:style-name="Source_20_Text">a20 a21 a22 a23 <text:s text:c="2"/>&lt;&lt;2 <text:s text:c="2"/>a22 a23 a20 a21</text:span></text:p>
              <text:p text:style-name="P14"><text:span text:style-name="Source_20_Text">a30 a31 a32 a33 <text:s text:c="2"/>&lt;&lt;3 <text:s text:c="2"/>a33 a30 a31 a32</text:span></text:p>
            </text:list-item>
            <text:list-item>
              <text:p text:style-name="P5">Depois em cada coluna da matriz seus bytes são combinados com todos os outros bytes da mesma coluna; essa etapa <text:span text:style-name="Strong_20_Emphasis">não</text:span> ocorre na <text:span text:style-name="Strong_20_Emphasis">última</text:span> rodada.</text:p>
              <text:p text:style-name="P5">A descrição detalhada essa etapa pode ser vista <text:a xlink:type="simple" xlink:href="http://en.wikipedia.org/wiki/Rijndael_mix_columns">aqui</text:a>. O que é feito é pegar cada coluna da matriz e multiplicá-la por uma matriz fixa, resultando nos novos valores da coluna:</text:p>
              <text:p text:style-name="P10"><text:span text:style-name="Source_20_Text">[a00] <text:s text:c="2"/>[2 3 1 1][a00]</text:span></text:p>
              <text:p text:style-name="P10"><text:span text:style-name="Source_20_Text">[a10] = [1 2 3 1][a10]</text:span></text:p>
              <text:p text:style-name="P10"><text:span text:style-name="Source_20_Text">[a20] <text:s text:c="2"/>[1 1 2 3][a20]</text:span></text:p>
              <text:p text:style-name="P10"><text:span text:style-name="Source_20_Text">[a30] <text:s text:c="2"/>[3 1 1 2][a30]</text:span></text:p>
              <text:p text:style-name="P10"/>
              <text:p text:style-name="P10"><text:span text:style-name="Source_20_Text">a00 = 2*a00 ^ 3*a10 ^ 1*a20 ^ 1*a30</text:span></text:p>
              <text:p text:style-name="P10"><text:span text:style-name="Source_20_Text">a10 = 1*a00 ^ 2*a10 ^ 3*a20 ^ 1*a30</text:span></text:p>
              <text:p text:style-name="P10"><text:span text:style-name="Source_20_Text">a20 = 1*a00 ^ 1*a10 ^ 2*a20 ^ 3*a30</text:span></text:p>
              <text:p text:style-name="P10"><text:span text:style-name="Source_20_Text">a30 = 3*a00 ^ 1*a10 ^ 1*a20 ^ 2*a30</text:span></text:p>
              <text:p text:style-name="P10"><text:soft-page-break/></text:p>
              <text:p text:style-name="P14"><text:span text:style-name="Source_20_Text">... (idem pras demais colunas)</text:span></text:p>
              <text:p text:style-name="P5">Pelo meu entendimento, a multiplicação continua sendo a multiplicação em GF(2<text:span text:style-name="T1">8</text:span>), mas nesse caso há uma descrição mais simples da mesma: <text:span text:style-name="Source_20_Text">x*1 é x</text:span>, <text:span text:style-name="Source_20_Text">x*2 é x&lt;&lt;1</text:span> e <text:span text:style-name="Source_20_Text">x*3 é x&lt;&lt;1 ^ x</text:span>. Se o resultado for maior que <text:span text:style-name="Source_20_Text">255</text:span>, fazer <text:span text:style-name="Source_20_Text">x ^ 0x1B</text:span>.</text:p>
            </text:list-item>
            <text:list-item>
              <text:p text:style-name="P5">Por fim, soma-se a chave da rodada ao estado.</text:p>
              <text:p text:style-name="P14"><text:span text:style-name="Source_20_Text">estado = estado ^ chave(i) <text:s text:c="2"/># onde i é o número da rodada</text:span></text:p>
            </text:list-item>
          </text:list>
        </text:list-item>
      </text:list>
      <text:h text:style-name="Heading_20_3" text:outline-level="3">Resumo</text:h>
      <text:p text:style-name="Text_20_body">Essa série de operações (adicionar chave, substituir, misturar/permutar) é chamada <text:a xlink:type="simple" xlink:href="http://en.wikipedia.org/wiki/Substitution-permutation_network"><text:span text:style-name="Emphasis">"Substitution-Permutation Network"</text:span></text:a>, ou SP-network. Aqui está uma representação gráfica do processo, com 3 <text:span text:style-name="Emphasis">rounds</text:span>:</text:p>
      <text:p text:style-name="Text_20_body"><draw:frame draw:style-name="fr1" draw:name="Image1" text:anchor-type="as-char" svg:width="9.922cm" svg:height="12.7cm" draw:z-index="0"><draw:image xlink:href="http://upload.wikimedia.org/wikipedia/commons/thumb/c/cd/SubstitutionPermutationNetwork2.png/375px-SubstitutionPermutationNetwork2.png" xlink:type="simple" xlink:show="embed" xlink:actuate="onLoad"/><svg:title>Diagrama representando a SP-network</svg:title></draw:frame></text:p>
      <text:h text:style-name="Heading_20_1" text:outline-level="1">Decifragem</text:h>
      <text:p text:style-name="Text_20_body">O processo de decifrar consiste simplesmente na aplicação do inverso dessas mesmas operações, na ordem inversa naturalmente. Muitas vezes não muda nada entre cifrar e decifrar (ex.: <text:span text:style-name="Source_20_Text">a xor b xor b = a</text:span>), em outras é necessário alguma adaptação:</text:p>
      <text:list xml:id="list1609313958275754045" text:style-name="L6">
        <text:list-item>
          <text:p text:style-name="P6">Em vez de começar com <text:span text:style-name="Source_20_Text">estado = mensagem</text:span> e terminar com <text:span text:style-name="Source_20_Text">cifra = estado</text:span>, <text:soft-page-break/>agora começamos com <text:span text:style-name="Source_20_Text">estado = cifra</text:span> e terminamos com <text:span text:style-name="Source_20_Text">mensagem = estado</text:span>;</text:p>
        </text:list-item>
        <text:list-item>
          <text:p text:style-name="P6">A expansão da chave é igual; no início de cada <text:span text:style-name="Emphasis">round</text:span> se adiciona a chave do round correspondente (lembrando que agora estamos fazendo os <text:span text:style-name="Emphasis">rounds</text:span> de trás pra frente), e no final se adiciona a chave do primeiro <text:span text:style-name="Emphasis">round</text:span>;</text:p>
        </text:list-item>
        <text:list-item>
          <text:p text:style-name="P6">Para se desfazer a etapa 3 (mistura de colunas) de cada <text:span text:style-name="Emphasis">round</text:span> em que ela se aplica (i.e. todos exceto o primeiro e o último), usa-se a matriz inversa àquela descrita anteriormente:</text:p>
          <text:p text:style-name="P11"><text:span text:style-name="Source_20_Text">[a00] <text:s text:c="2"/>[14 <text:s/>11 <text:s/>13 <text:s text:c="2"/>9][a00]</text:span></text:p>
          <text:p text:style-name="P11"><text:span text:style-name="Source_20_Text">[a10] = [ 9 <text:s/>14 <text:s/>11 <text:s/>13][a10]</text:span></text:p>
          <text:p text:style-name="P11"><text:span text:style-name="Source_20_Text">[a20] <text:s text:c="2"/>[13 <text:s text:c="2"/>9 <text:s/>14 <text:s/>11][a20]</text:span></text:p>
          <text:p text:style-name="P15"><text:span text:style-name="Source_20_Text">[a30] <text:s text:c="2"/>[11 <text:s/>13 <text:s text:c="2"/>9 <text:s/>14][a30]</text:span></text:p>
          <text:p text:style-name="P6">(como dessa vez não há "atalhos" para a multiplicação, é comum se utilizar <text:span text:style-name="Emphasis">outra lookup table</text:span> em vez de se fazer a conta na hora. <text:a xlink:type="simple" xlink:href="http://en.wikipedia.org/wiki/Rijndael_mix_columns#Galois_Multiplication_lookup_tables">Aqui</text:a> tem as tabelas relevantes.)</text:p>
        </text:list-item>
        <text:list-item>
          <text:p text:style-name="P6">A etapa 2 é simplesmente um <text:span text:style-name="Emphasis">shift</text:span> pra direita em vez da esquerda...</text:p>
        </text:list-item>
        <text:list-item>
          <text:p text:style-name="P6">Para se desfazer a etapa 1, usa-se uma <text:span text:style-name="Emphasis">lookup table</text:span> que corresponde ao inverso da S-Box.</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17:26:12.885721617</meta:creation-date>
    <dc:date>2016-05-03T17:26:40.231337635</dc:date>
    <meta:editing-duration>P0D</meta:editing-duration>
    <meta:editing-cycles>1</meta:editing-cycles>
    <meta:document-statistic meta:table-count="0" meta:image-count="1" meta:object-count="0" meta:page-count="6" meta:paragraph-count="100" meta:word-count="2113" meta:character-count="11770" meta:non-whitespace-character-count="9692"/>
    <meta:generator>LibreOffice/4.2.6.3$Linux_x86 LibreOffice_project/420m0$Build-3</meta:generator>
  </office:meta>
</office:document-meta>
</file>